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e7b6" officeooo:paragraph-rsid="0004e7b6"/>
    </style:style>
    <style:style style:name="P2" style:family="paragraph" style:parent-style-name="Standard">
      <style:paragraph-properties fo:text-align="justify" style:justify-single-word="false"/>
      <style:text-properties officeooo:paragraph-rsid="0004e7b6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4e7b6" officeooo:paragraph-rsid="0004e7b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71285" officeooo:paragraph-rsid="00071285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4e7b6" officeooo:paragraph-rsid="0004e7b6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4e7b6" officeooo:paragraph-rsid="0004e7b6"/>
    </style:style>
    <style:style style:name="P7" style:family="paragraph" style:parent-style-name="Standard">
      <style:paragraph-properties fo:text-align="justify" style:justify-single-word="false"/>
      <style:text-properties officeooo:rsid="00082da0" officeooo:paragraph-rsid="00082da0"/>
    </style:style>
    <style:style style:name="T1" style:family="text">
      <style:text-properties officeooo:rsid="0004e7b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c6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balho de ordenação de vetor usando biblioteca MPI</text:p>
      <text:p text:style-name="P1"/>
      <text:p text:style-name="P3">Aluno: <text:span text:style-name="T2">Filipe Alves Sampaio</text:span></text:p>
      <text:p text:style-name="P3"/>
      <text:p text:style-name="P3">Modo de uso</text:p>
      <text:p text:style-name="P1"/>
      <text:p text:style-name="P1">Após configurar as máquinas com SSH, NFS, configurar a montagem da pasta de compartilhamento, execute o comando: </text:p>
      <text:p text:style-name="P1"/>
      <text:p text:style-name="P1">“mpiexec -np 4 --hostfile maqs.txt python sort_parallel2.py”</text:p>
      <text:p text:style-name="P1"/>
      <text:p text:style-name="P1">Não esqueça de criar um arquivo chamado maqs.txt contendo o nome de todas as máquinas que rodarão os processos em paralelo</text:p>
      <text:p text:style-name="P1"/>
      <text:p text:style-name="P7">No arquivo maqs.txt está todas as máquinas da rede, separadas por espaço. No arquivo original usado foi usado apenas as máquinas 1 e 2. Na próxima sessão é feito uma breve explicação do motivo.</text:p>
      <text:p text:style-name="P1"/>
      <text:p text:style-name="P3">Explicação dos testes</text:p>
      <text:p text:style-name="P1"/>
      <text:p text:style-name="P1">Foi usado as 4 máquinas fornecidas pelo SIGAA.</text:p>
      <text:p text:style-name="P1"/>
      <text:p text:style-name="P1">Uma observação muito importante para a execução deste script é sobre o aumento do tamanho de processos ou mesmo do tamanho do vetor que será ordenado. Para manipular esses dois valores é preciso saber que os dois valores devem ser divisíveis. Por exemplo, no script original o tamanho do vetor está fixo com o tamanho 32. Logo, as quantidades de processos possíveis de se calcular são todos os valores divisíveis por 32. Isso deve ser respeitado pois o script divide o vetor em tamanhos iguais e envia aos processos para ordenação, que por consequência ordenam e devolvem para os processos que os chamaram. Ao final todos enviam ao processo 0, que mostrará o vetor já ordenado.</text:p>
      <text:p text:style-name="P1"/>
      <text:p text:style-name="P1">Durante os testes, notei que as maquinas 3 e 4 estavam travando o andamento da ordenação da seguinte forma: Após executar o comando: “mpiexec -np 4 --hostfile maqs.txt python sort_parallel2.py” com todas as 4 máquinas o script era executado, mas quando aumentava o número de processos, ou a máquina 3 ou a máquina 4 não calculava os seus vetores, e por consequência não retornavam seus vetores ordenados para o processo 0, fazendo com que o script não terminasse.</text:p>
      <text:p text:style-name="P1"/>
      <text:p text:style-name="P2"><text:span text:style-name="T1">Assim, após várias tentativas de tentar consertar as máquinas, </text:span><text:span text:style-name="T3">foi decidido</text:span><text:span text:style-name="T1"> executar o trabalho somente nas máquinas 1 e 2.</text:span></text:p>
      <text:p text:style-name="P1"/>
      <text:p text:style-name="P4">Caso haja a necessidade de testar com um vetor maior, por favor alterar o tamanho do vetor na linha 20 do script. E durante a execução não se esqueça de por um número de processos que seja divisível pelo tamanho do vetor inseri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2-07T15:07:48.563000000</dc:date>
    <meta:editing-duration>PT4M39S</meta:editing-duration>
    <meta:editing-cycles>5</meta:editing-cycles>
    <meta:document-statistic meta:table-count="0" meta:image-count="0" meta:object-count="0" meta:page-count="1" meta:paragraph-count="13" meta:word-count="364" meta:character-count="2138" meta:non-whitespace-character-count="1788"/>
  </office:meta>
</office:document-meta>
</file>